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ourierNewPSMT" svg:font-family="CourierNewPSMT" style:font-family-generic="modern" svg:panose-1="0 0 0 0 0 0 0 0 0 0"/>
    <style:font-face style:name="Calibri-Bold" svg:font-family="Calibri-Bold" style:font-family-generic="system" svg:panose-1="0 0 0 0 0 0 0 0 0 0"/>
    <style:font-face style:name="Consolas" svg:font-family="Consolas" style:font-family-generic="modern" style:font-pitch="fixed" svg:panose-1="2 11 6 9 2 2 4 3 2 4"/>
    <style:font-face style:name="Calibri-Italic" svg:font-family="Calibri-Italic" style:font-family-generic="system" svg:panose-1="0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md-end-block" style:master-page-name="MP0" style:family="paragraph">
      <style:paragraph-properties fo:break-before="page" fo:margin-bottom="0.1333in"/>
    </style:style>
    <style:style style:name="P2" style:parent-style-name="md-end-block" style:family="paragraph">
      <style:paragraph-properties fo:margin-top="0.1333in" fo:margin-bottom="0.1333in"/>
    </style:style>
    <style:style style:name="T3" style:parent-style-name="md-plain" style:family="text">
      <style:text-properties style:font-name="Helvetica" fo:color="#333333"/>
    </style:style>
    <style:style style:name="TableColumn5" style:family="table-column">
      <style:table-column-properties style:column-width="1.0263in"/>
    </style:style>
    <style:style style:name="TableColumn6" style:family="table-column">
      <style:table-column-properties style:column-width="0.8062in"/>
    </style:style>
    <style:style style:name="TableColumn7" style:family="table-column">
      <style:table-column-properties style:column-width="0.8062in"/>
    </style:style>
    <style:style style:name="TableColumn8" style:family="table-column">
      <style:table-column-properties style:column-width="0.8055in"/>
    </style:style>
    <style:style style:name="TableColumn9" style:family="table-column">
      <style:table-column-properties style:column-width="0.8055in"/>
    </style:style>
    <style:style style:name="TableColumn10" style:family="table-column">
      <style:table-column-properties style:column-width="0.8055in"/>
    </style:style>
    <style:style style:name="TableColumn11" style:family="table-column">
      <style:table-column-properties style:column-width="0.8055in"/>
    </style:style>
    <style:style style:name="TableColumn12" style:family="table-column">
      <style:table-column-properties style:column-width="0.8055in"/>
    </style:style>
    <style:style style:name="TableColumn13" style:family="table-column">
      <style:table-column-properties style:column-width="0.8069in"/>
    </style:style>
    <style:style style:name="Table4" style:family="table">
      <style:table-properties style:width="7.4736in" style:rel-width="100%" fo:margin-left="0in" table:align="left"/>
    </style:style>
    <style:style style:name="TableRow14" style:family="table-row">
      <style:table-row-properties style:min-row-height="0.7875in" fo:keep-together="always"/>
    </style:style>
    <style:style style:name="TableCell15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16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ableCell17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18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19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20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1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22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23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25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Cell26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7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28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Cell29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30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31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Cell32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33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34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Cell35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36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37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Cell38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39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40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md-end-block" style:family="paragraph">
      <style:paragraph-properties fo:margin-top="0.1333in" fo:margin-bottom="0.1333in"/>
    </style:style>
    <style:style style:name="T44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md-end-block" style:family="paragraph">
      <style:paragraph-properties fo:text-align="center" fo:margin-top="0.1333in" fo:margin-bottom="0.1333in"/>
    </style:style>
    <style:style style:name="T47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md-end-block" style:family="paragraph">
      <style:paragraph-properties fo:text-align="center" fo:margin-top="0.1333in" fo:margin-bottom="0.1333in"/>
    </style:style>
    <style:style style:name="T50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md-end-block" style:family="paragraph">
      <style:paragraph-properties fo:text-align="center" fo:margin-top="0.1333in" fo:margin-bottom="0.1333in"/>
    </style:style>
    <style:style style:name="T53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md-end-block" style:family="paragraph">
      <style:paragraph-properties fo:text-align="center" fo:margin-top="0.1333in" fo:margin-bottom="0.1333in"/>
    </style:style>
    <style:style style:name="T56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md-end-block" style:family="paragraph">
      <style:paragraph-properties fo:text-align="center" fo:margin-top="0.1333in" fo:margin-bottom="0.1333in"/>
    </style:style>
    <style:style style:name="T59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md-end-block" style:family="paragraph">
      <style:paragraph-properties fo:text-align="center" fo:margin-top="0.1333in" fo:margin-bottom="0.1333in"/>
    </style:style>
    <style:style style:name="T62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md-end-block" style:family="paragraph">
      <style:paragraph-properties fo:text-align="center" fo:margin-top="0.1333in" fo:margin-bottom="0.1333in"/>
    </style:style>
    <style:style style:name="T65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md-end-block" style:family="paragraph">
      <style:paragraph-properties fo:text-align="center" fo:margin-top="0.1333in" fo:margin-bottom="0.1333in"/>
    </style:style>
    <style:style style:name="T68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md-end-block" style:family="paragraph">
      <style:paragraph-properties fo:margin-top="0.1333in" fo:margin-bottom="0.1333in"/>
    </style:style>
    <style:style style:name="T72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md-end-block" style:family="paragraph">
      <style:paragraph-properties fo:text-align="center" fo:margin-top="0.1333in" fo:margin-bottom="0.1333in"/>
    </style:style>
    <style:style style:name="T75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md-end-block" style:family="paragraph">
      <style:paragraph-properties fo:text-align="center" fo:margin-top="0.1333in" fo:margin-bottom="0.1333in"/>
    </style:style>
    <style:style style:name="T78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md-end-block" style:family="paragraph">
      <style:paragraph-properties fo:text-align="center" fo:margin-top="0.1333in" fo:margin-bottom="0.1333in"/>
    </style:style>
    <style:style style:name="T81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md-end-block" style:family="paragraph">
      <style:paragraph-properties fo:text-align="center" fo:margin-top="0.1333in" fo:margin-bottom="0.1333in"/>
    </style:style>
    <style:style style:name="T84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md-end-block" style:family="paragraph">
      <style:paragraph-properties fo:text-align="center" fo:margin-top="0.1333in" fo:margin-bottom="0.1333in"/>
    </style:style>
    <style:style style:name="T87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md-end-block" style:family="paragraph">
      <style:paragraph-properties fo:text-align="center" fo:margin-top="0.1333in" fo:margin-bottom="0.1333in"/>
    </style:style>
    <style:style style:name="T90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md-end-block" style:family="paragraph">
      <style:paragraph-properties fo:text-align="center" fo:margin-top="0.1333in" fo:margin-bottom="0.1333in"/>
    </style:style>
    <style:style style:name="T93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md-end-block" style:family="paragraph">
      <style:paragraph-properties fo:text-align="center" fo:margin-top="0.1333in" fo:margin-bottom="0.1333in"/>
    </style:style>
    <style:style style:name="T96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md-end-block" style:family="paragraph">
      <style:paragraph-properties fo:margin-top="0.1333in" fo:margin-bottom="0.1333in"/>
    </style:style>
    <style:style style:name="T100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md-end-block" style:family="paragraph">
      <style:paragraph-properties fo:text-align="center" fo:margin-top="0.1333in" fo:margin-bottom="0.1333in"/>
    </style:style>
    <style:style style:name="T103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md-end-block" style:family="paragraph">
      <style:paragraph-properties fo:text-align="center" fo:margin-top="0.1333in" fo:margin-bottom="0.1333in"/>
    </style:style>
    <style:style style:name="T106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md-end-block" style:family="paragraph">
      <style:paragraph-properties fo:text-align="center" fo:margin-top="0.1333in" fo:margin-bottom="0.1333in"/>
    </style:style>
    <style:style style:name="T109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md-end-block" style:family="paragraph">
      <style:paragraph-properties fo:text-align="center" fo:margin-top="0.1333in" fo:margin-bottom="0.1333in"/>
    </style:style>
    <style:style style:name="T112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md-end-block" style:family="paragraph">
      <style:paragraph-properties fo:text-align="center" fo:margin-top="0.1333in" fo:margin-bottom="0.1333in"/>
    </style:style>
    <style:style style:name="T115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md-end-block" style:family="paragraph">
      <style:paragraph-properties fo:text-align="center" fo:margin-top="0.1333in" fo:margin-bottom="0.1333in"/>
    </style:style>
    <style:style style:name="T118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md-end-block" style:family="paragraph">
      <style:paragraph-properties fo:text-align="center" fo:margin-top="0.1333in" fo:margin-bottom="0.1333in"/>
    </style:style>
    <style:style style:name="T121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md-end-block" style:family="paragraph">
      <style:paragraph-properties fo:text-align="center" fo:margin-top="0.1333in" fo:margin-bottom="0.1333in"/>
    </style:style>
    <style:style style:name="T124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md-end-block" style:family="paragraph">
      <style:paragraph-properties fo:margin-top="0.1333in" fo:margin-bottom="0.1333in"/>
    </style:style>
    <style:style style:name="T128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md-end-block" style:family="paragraph">
      <style:paragraph-properties fo:text-align="center" fo:margin-top="0.1333in" fo:margin-bottom="0.1333in"/>
    </style:style>
    <style:style style:name="T131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md-end-block" style:family="paragraph">
      <style:paragraph-properties fo:text-align="center" fo:margin-top="0.1333in" fo:margin-bottom="0.1333in"/>
    </style:style>
    <style:style style:name="T134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md-end-block" style:family="paragraph">
      <style:paragraph-properties fo:text-align="center" fo:margin-top="0.1333in" fo:margin-bottom="0.1333in"/>
    </style:style>
    <style:style style:name="T137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md-end-block" style:family="paragraph">
      <style:paragraph-properties fo:text-align="center" fo:margin-top="0.1333in" fo:margin-bottom="0.1333in"/>
    </style:style>
    <style:style style:name="T140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md-end-block" style:family="paragraph">
      <style:paragraph-properties fo:text-align="center" fo:margin-top="0.1333in" fo:margin-bottom="0.1333in"/>
    </style:style>
    <style:style style:name="T143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md-end-block" style:family="paragraph">
      <style:paragraph-properties fo:text-align="center" fo:margin-top="0.1333in" fo:margin-bottom="0.1333in"/>
    </style:style>
    <style:style style:name="T146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md-end-block" style:family="paragraph">
      <style:paragraph-properties fo:text-align="center" fo:margin-top="0.1333in" fo:margin-bottom="0.1333in"/>
    </style:style>
    <style:style style:name="T149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md-end-block" style:family="paragraph">
      <style:paragraph-properties fo:text-align="center" fo:margin-top="0.1333in" fo:margin-bottom="0.1333in"/>
    </style:style>
    <style:style style:name="T152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md-end-block" style:family="paragraph">
      <style:paragraph-properties fo:margin-top="0.1333in" fo:margin-bottom="0.1333in"/>
    </style:style>
    <style:style style:name="T156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md-end-block" style:family="paragraph">
      <style:paragraph-properties fo:text-align="center" fo:margin-top="0.1333in" fo:margin-bottom="0.1333in"/>
    </style:style>
    <style:style style:name="T159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md-end-block" style:family="paragraph">
      <style:paragraph-properties fo:text-align="center" fo:margin-top="0.1333in" fo:margin-bottom="0.1333in"/>
    </style:style>
    <style:style style:name="T162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md-end-block" style:family="paragraph">
      <style:paragraph-properties fo:text-align="center" fo:margin-top="0.1333in" fo:margin-bottom="0.1333in"/>
    </style:style>
    <style:style style:name="T165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md-end-block" style:family="paragraph">
      <style:paragraph-properties fo:text-align="center" fo:margin-top="0.1333in" fo:margin-bottom="0.1333in"/>
    </style:style>
    <style:style style:name="T168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md-end-block" style:family="paragraph">
      <style:paragraph-properties fo:text-align="center" fo:margin-top="0.1333in" fo:margin-bottom="0.1333in"/>
    </style:style>
    <style:style style:name="T171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md-end-block" style:family="paragraph">
      <style:paragraph-properties fo:text-align="center" fo:margin-top="0.1333in" fo:margin-bottom="0.1333in"/>
    </style:style>
    <style:style style:name="T174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md-end-block" style:family="paragraph">
      <style:paragraph-properties fo:text-align="center" fo:margin-top="0.1333in" fo:margin-bottom="0.1333in"/>
    </style:style>
    <style:style style:name="T177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md-end-block" style:family="paragraph">
      <style:paragraph-properties fo:text-align="center" fo:margin-top="0.1333in" fo:margin-bottom="0.1333in"/>
    </style:style>
    <style:style style:name="T180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P181" style:parent-style-name="md-end-block" style:family="paragraph">
      <style:paragraph-properties fo:margin-top="0.1333in" fo:margin-bottom="0.1333in"/>
    </style:style>
    <style:style style:name="P182" style:parent-style-name="md-end-block" style:family="paragraph">
      <style:paragraph-properties fo:margin-top="0.1333in" fo:margin-bottom="0.1333in"/>
    </style:style>
    <style:style style:name="P183" style:parent-style-name="md-end-block" style:family="paragraph">
      <style:paragraph-properties fo:margin-top="0.1333in" fo:margin-bottom="0.1333in"/>
    </style:style>
    <style:style style:name="T184" style:parent-style-name="md-plain" style:family="text">
      <style:text-properties style:font-name="Helvetica" fo:color="#333333"/>
    </style:style>
    <style:style style:name="P185" style:parent-style-name="md-end-block" style:family="paragraph">
      <style:paragraph-properties fo:margin-top="0.1333in" fo:margin-bottom="0.1333in"/>
    </style:style>
    <style:style style:name="T186" style:parent-style-name="md-plain" style:family="text">
      <style:text-properties style:font-name="Helvetica" fo:color="#333333"/>
    </style:style>
    <style:style style:name="P187" style:parent-style-name="md-end-block" style:family="paragraph">
      <style:paragraph-properties fo:margin-top="0.1333in" fo:margin-bottom="0.1333in"/>
    </style:style>
    <style:style style:name="T188" style:parent-style-name="md-plain" style:family="text">
      <style:text-properties style:font-name="Helvetica" fo:color="#333333"/>
    </style:style>
    <style:style style:name="P189" style:parent-style-name="md-end-block" style:family="paragraph">
      <style:paragraph-properties fo:margin-top="0.1333in" fo:margin-bottom="0.1333in"/>
    </style:style>
    <style:style style:name="T190" style:parent-style-name="md-plain" style:family="text">
      <style:text-properties style:font-name="Helvetica" fo:color="#333333"/>
    </style:style>
    <style:style style:name="P191" style:parent-style-name="Normal" style:family="paragraph">
      <style:paragraph-properties style:text-autospace="none" fo:text-align="justify" style:vertical-align="auto" fo:margin-bottom="0in" fo:line-height="100%"/>
      <style:text-properties style:font-name-complex="Calibri" fo:hyphenate="true"/>
    </style:style>
    <style:style style:name="P192" style:parent-style-name="Normal" style:family="paragraph">
      <style:paragraph-properties style:text-autospace="none" fo:text-align="justify" style:vertical-align="auto" fo:margin-bottom="0in" fo:line-height="100%"/>
      <style:text-properties style:font-name-complex="Calibri" fo:hyphenate="true"/>
    </style:style>
    <style:style style:name="P193" style:parent-style-name="Normal" style:family="paragraph">
      <style:paragraph-properties style:text-autospace="none" fo:text-align="justify" style:vertical-align="auto" fo:margin-bottom="0in" fo:line-height="100%"/>
      <style:text-properties fo:hyphenate="true"/>
    </style:style>
    <style:style style:name="T194" style:parent-style-name="Policepardéfaut" style:family="text">
      <style:text-properties style:font-name-complex="Calibri"/>
    </style:style>
    <style:style style:name="T195" style:parent-style-name="Policepardéfaut" style:family="text">
      <style:text-properties style:font-name-complex="Calibri"/>
    </style:style>
    <style:style style:name="T196" style:parent-style-name="Policepardéfaut" style:family="text">
      <style:text-properties style:font-name-complex="Calibri"/>
    </style:style>
    <style:style style:name="T197" style:parent-style-name="Policepardéfaut" style:family="text">
      <style:text-properties style:font-name-complex="Calibri"/>
    </style:style>
    <style:style style:name="T198" style:parent-style-name="Policepardéfaut" style:family="text">
      <style:text-properties style:font-name-complex="Calibri"/>
    </style:style>
    <style:style style:name="T199" style:parent-style-name="Policepardéfaut" style:family="text">
      <style:text-properties style:font-name="CourierNewPSMT" style:font-name-complex="CourierNewPSMT"/>
    </style:style>
    <style:style style:name="T200" style:parent-style-name="Policepardéfaut" style:family="text">
      <style:text-properties style:font-name-complex="Calibri"/>
    </style:style>
    <style:style style:name="T201" style:parent-style-name="Policepardéfaut" style:family="text">
      <style:text-properties style:font-name-complex="Calibri"/>
    </style:style>
    <style:style style:name="T202" style:parent-style-name="Policepardéfaut" style:family="text">
      <style:text-properties style:font-name-complex="Calibri"/>
    </style:style>
    <style:style style:name="P203" style:parent-style-name="Normal" style:family="paragraph">
      <style:paragraph-properties style:text-autospace="none" style:vertical-align="auto" fo:margin-bottom="0in" fo:line-height="100%"/>
      <style:text-properties style:font-name="Calibri-Bold" style:font-name-complex="Calibri-Bold" fo:font-weight="bold" style:font-weight-asian="bold" style:font-weight-complex="bold" fo:color="#000000" fo:font-size="12pt" style:font-size-asian="12pt" style:font-size-complex="12pt" fo:hyphenate="true"/>
    </style:style>
    <style:style style:name="P2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5" style:parent-style-name="Policepardéfaut" style:family="text">
      <style:text-properties style:font-name-complex="Calibri" fo:color="#000000"/>
    </style:style>
    <style:style style:name="T206" style:parent-style-name="Policepardéfaut" style:family="text">
      <style:text-properties style:font-name-complex="Calibri" fo:color="#843C0B"/>
    </style:style>
    <style:style style:name="T207" style:parent-style-name="Policepardéfaut" style:family="text">
      <style:text-properties style:font-name-complex="Calibri" fo:color="#000000"/>
    </style:style>
    <style:style style:name="T208" style:parent-style-name="Policepardéfaut" style:family="text">
      <style:text-properties style:font-name-complex="Calibri" fo:color="#000000"/>
    </style:style>
    <style:style style:name="T209" style:parent-style-name="Policepardéfaut" style:family="text">
      <style:text-properties style:font-name-complex="Calibri" fo:color="#000000"/>
    </style:style>
    <style:style style:name="T210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211" style:parent-style-name="Policepardéfaut" style:family="text">
      <style:text-properties style:font-name-complex="Calibri" fo:color="#000000"/>
    </style:style>
    <style:style style:name="T212" style:parent-style-name="Policepardéfaut" style:family="text">
      <style:text-properties style:font-name="Calibri-Italic" style:font-name-complex="Calibri-Italic" fo:font-style="italic" style:font-style-asian="italic" style:font-style-complex="italic" fo:color="#000000"/>
    </style:style>
    <style:style style:name="T213" style:parent-style-name="Policepardéfaut" style:family="text">
      <style:text-properties style:font-name-complex="Calibri" fo:color="#000000"/>
    </style:style>
    <style:style style:name="T214" style:parent-style-name="Policepardéfaut" style:family="text">
      <style:text-properties style:font-name-complex="Calibri" fo:color="#000000"/>
    </style:style>
    <style:style style:name="T215" style:parent-style-name="Policepardéfaut" style:family="text">
      <style:text-properties style:font-name-complex="Calibri" fo:font-style="italic" style:font-style-asian="italic" fo:color="#FF0000"/>
    </style:style>
    <style:style style:name="T216" style:parent-style-name="Policepardéfaut" style:family="text">
      <style:text-properties style:font-name="Verdana" fo:font-style="italic" style:font-style-asian="italic" fo:color="#FF0000" fo:font-size="9pt" style:font-size-asian="9pt" style:font-size-complex="9pt" fo:background-color="#FFFFFF"/>
    </style:style>
    <style:style style:name="T217" style:parent-style-name="Lienhypertexte" style:family="text">
      <style:text-properties style:font-name="Verdana" fo:font-style="italic" style:font-style-asian="italic" fo:color="#FF0000" fo:font-size="9pt" style:font-size-asian="9pt" style:font-size-complex="9pt" fo:background-color="#FFFFFF"/>
    </style:style>
    <style:style style:name="T218" style:parent-style-name="Policepardéfaut" style:family="text">
      <style:text-properties style:font-name="Verdana" fo:font-style="italic" style:font-style-asian="italic" fo:color="#FF0000" fo:font-size="9pt" style:font-size-asian="9pt" style:font-size-complex="9pt" fo:background-color="#FFFFFF"/>
    </style:style>
    <style:style style:name="T219" style:parent-style-name="MachineàécrireHTML" style:family="text">
      <style:text-properties style:font-name-asian="Calibri" fo:font-style="italic" style:font-style-asian="italic" fo:color="#FF0000" fo:font-size="9pt" style:font-size-asian="9pt" style:font-size-complex="9pt" fo:background-color="#FFFFFF"/>
    </style:style>
    <style:style style:name="T220" style:parent-style-name="Policepardéfaut" style:family="text">
      <style:text-properties style:font-name="Verdana" fo:font-style="italic" style:font-style-asian="italic" fo:color="#FF0000" fo:font-size="9pt" style:font-size-asian="9pt" style:font-size-complex="9pt" fo:background-color="#FFFFFF"/>
    </style:style>
    <style:style style:name="T221" style:parent-style-name="MachineàécrireHTML" style:family="text">
      <style:text-properties style:font-name-asian="Calibri" fo:font-style="italic" style:font-style-asian="italic" fo:color="#FF0000" fo:font-size="9pt" style:font-size-asian="9pt" style:font-size-complex="9pt" fo:background-color="#FFFFFF"/>
    </style:style>
    <style:style style:name="T222" style:parent-style-name="Policepardéfaut" style:family="text">
      <style:text-properties style:font-name="Verdana" fo:font-style="italic" style:font-style-asian="italic" fo:color="#FF0000" fo:font-size="9pt" style:font-size-asian="9pt" style:font-size-complex="9pt" fo:background-color="#FFFFFF"/>
    </style:style>
    <style:style style:name="P223" style:parent-style-name="Normal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224" style:parent-style-name="Policepardéfaut" style:family="text">
      <style:text-properties style:font-name-complex="Calibri" fo:color="#000000"/>
    </style:style>
  </office:automatic-styles>
  <office:body>
    <office:text text:use-soft-page-breaks="true">
      <text:p text:style-name="P1"/>
      <text:p text:style-name="P2"><text:span text:style-name="T3">Insertion de 10'000 éléments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><text:span text:style-name="T19">12DirectoryInt</text:span></text:p>
          </table:table-cell>
          <table:table-cell table:style-name="TableCell20">
            <text:p text:style-name="P21"><text:span text:style-name="T22">13DirectoryLong</text:span></text:p>
          </table:table-cell>
          <table:table-cell table:style-name="TableCell23">
            <text:p text:style-name="P24"><text:span text:style-name="T25">12DirectoryPolILj2EE</text:span></text:p>
          </table:table-cell>
          <table:table-cell table:style-name="TableCell26">
            <text:p text:style-name="P27"><text:span text:style-name="T28">12DirectoryPolILj31EE</text:span></text:p>
          </table:table-cell>
          <table:table-cell table:style-name="TableCell29">
            <text:p text:style-name="P30"><text:span text:style-name="T31">12DirectoryPolILj37EE</text:span></text:p>
          </table:table-cell>
          <table:table-cell table:style-name="TableCell32">
            <text:p text:style-name="P33"><text:span text:style-name="T34">12DirectoryStl</text:span></text:p>
          </table:table-cell>
          <table:table-cell table:style-name="TableCell35">
            <text:p text:style-name="P36"><text:span text:style-name="T37">15DirectorySha256</text:span></text:p>
          </table:table-cell>
          <table:table-cell table:style-name="TableCell38">
            <text:p text:style-name="P39"><text:span text:style-name="T40">13DirectoryCity</text:span></text:p>
          </table:table-cell>
        </table:table-row>
        <table:table-row table:style-name="TableRow41">
          <table:table-cell table:style-name="TableCell42">
            <text:p text:style-name="P43"><text:span text:style-name="T44">Insertion average time (ms)</text:span></text:p>
          </table:table-cell>
          <table:table-cell table:style-name="TableCell45">
            <text:p text:style-name="P46"><text:span text:style-name="T47">2.6941</text:span></text:p>
          </table:table-cell>
          <table:table-cell table:style-name="TableCell48">
            <text:p text:style-name="P49"><text:span text:style-name="T50">1.6972</text:span></text:p>
          </table:table-cell>
          <table:table-cell table:style-name="TableCell51">
            <text:p text:style-name="P52"><text:span text:style-name="T53">0.8998</text:span></text:p>
          </table:table-cell>
          <table:table-cell table:style-name="TableCell54">
            <text:p text:style-name="P55"><text:span text:style-name="T56">2.094</text:span></text:p>
          </table:table-cell>
          <table:table-cell table:style-name="TableCell57">
            <text:p text:style-name="P58"><text:span text:style-name="T59">1.5953</text:span></text:p>
          </table:table-cell>
          <table:table-cell table:style-name="TableCell60">
            <text:p text:style-name="P61"><text:span text:style-name="T62">2.0938</text:span></text:p>
          </table:table-cell>
          <table:table-cell table:style-name="TableCell63">
            <text:p text:style-name="P64"><text:span text:style-name="T65">3.1911</text:span></text:p>
          </table:table-cell>
          <table:table-cell table:style-name="TableCell66">
            <text:p text:style-name="P67"><text:span text:style-name="T68">1.6009</text:span></text:p>
          </table:table-cell>
        </table:table-row>
        <table:table-row table:style-name="TableRow69">
          <table:table-cell table:style-name="TableCell70">
            <text:p text:style-name="P71"><text:span text:style-name="T72">Pourcentage of collisions</text:span></text:p>
          </table:table-cell>
          <table:table-cell table:style-name="TableCell73">
            <text:p text:style-name="P74"><text:span text:style-name="T75">16.77 %</text:span></text:p>
          </table:table-cell>
          <table:table-cell table:style-name="TableCell76">
            <text:p text:style-name="P77"><text:span text:style-name="T78">16.78 %</text:span></text:p>
          </table:table-cell>
          <table:table-cell table:style-name="TableCell79">
            <text:p text:style-name="P80"><text:span text:style-name="T81">18.59 %</text:span></text:p>
          </table:table-cell>
          <table:table-cell table:style-name="TableCell82">
            <text:p text:style-name="P83"><text:span text:style-name="T84">17.18 %</text:span></text:p>
          </table:table-cell>
          <table:table-cell table:style-name="TableCell85">
            <text:p text:style-name="P86"><text:span text:style-name="T87">16.78 %</text:span></text:p>
          </table:table-cell>
          <table:table-cell table:style-name="TableCell88">
            <text:p text:style-name="P89"><text:span text:style-name="T90">17.3 %</text:span></text:p>
          </table:table-cell>
          <table:table-cell table:style-name="TableCell91">
            <text:p text:style-name="P92"><text:span text:style-name="T93">16.37 %</text:span></text:p>
          </table:table-cell>
          <table:table-cell table:style-name="TableCell94">
            <text:p text:style-name="P95"><text:span text:style-name="T96">16.9 %</text:span></text:p>
          </table:table-cell>
        </table:table-row>
        <table:table-row table:style-name="TableRow97">
          <table:table-cell table:style-name="TableCell98">
            <text:p text:style-name="P99"><text:span text:style-name="T100">Pourcentage of empty buckets</text:span></text:p>
          </table:table-cell>
          <table:table-cell table:style-name="TableCell101">
            <text:p text:style-name="P102"><text:span text:style-name="T103">68.3139%</text:span></text:p>
          </table:table-cell>
          <table:table-cell table:style-name="TableCell104">
            <text:p text:style-name="P105"><text:span text:style-name="T106">68.3177%</text:span></text:p>
          </table:table-cell>
          <table:table-cell table:style-name="TableCell107">
            <text:p text:style-name="P108"><text:span text:style-name="T109">69.0067%</text:span></text:p>
          </table:table-cell>
          <table:table-cell table:style-name="TableCell110">
            <text:p text:style-name="P111"><text:span text:style-name="T112">68.4699%</text:span></text:p>
          </table:table-cell>
          <table:table-cell table:style-name="TableCell113">
            <text:p text:style-name="P114"><text:span text:style-name="T115">68.3177%</text:span></text:p>
          </table:table-cell>
          <table:table-cell table:style-name="TableCell116">
            <text:p text:style-name="P117"><text:span text:style-name="T118">68.5156%</text:span></text:p>
          </table:table-cell>
          <table:table-cell table:style-name="TableCell119">
            <text:p text:style-name="P120"><text:span text:style-name="T121">68.161%</text:span></text:p>
          </table:table-cell>
          <table:table-cell table:style-name="TableCell122">
            <text:p text:style-name="P123"><text:span text:style-name="T124">68.3633%</text:span></text:p>
          </table:table-cell>
        </table:table-row>
        <table:table-row table:style-name="TableRow125">
          <table:table-cell table:style-name="TableCell126">
            <text:p text:style-name="P127"><text:span text:style-name="T128">Largest bucket</text:span></text:p>
          </table:table-cell>
          <table:table-cell table:style-name="TableCell129">
            <text:p text:style-name="P130"><text:span text:style-name="T131">5</text:span></text:p>
          </table:table-cell>
          <table:table-cell table:style-name="TableCell132">
            <text:p text:style-name="P133"><text:span text:style-name="T134">5</text:span></text:p>
          </table:table-cell>
          <table:table-cell table:style-name="TableCell135">
            <text:p text:style-name="P136"><text:span text:style-name="T137">5</text:span></text:p>
          </table:table-cell>
          <table:table-cell table:style-name="TableCell138">
            <text:p text:style-name="P139"><text:span text:style-name="T140">4</text:span></text:p>
          </table:table-cell>
          <table:table-cell table:style-name="TableCell141">
            <text:p text:style-name="P142"><text:span text:style-name="T143">5</text:span></text:p>
          </table:table-cell>
          <table:table-cell table:style-name="TableCell144">
            <text:p text:style-name="P145"><text:span text:style-name="T146">6</text:span></text:p>
          </table:table-cell>
          <table:table-cell table:style-name="TableCell147">
            <text:p text:style-name="P148"><text:span text:style-name="T149">4</text:span></text:p>
          </table:table-cell>
          <table:table-cell table:style-name="TableCell150">
            <text:p text:style-name="P151"><text:span text:style-name="T152">5</text:span></text:p>
          </table:table-cell>
        </table:table-row>
        <table:table-row table:style-name="TableRow153">
          <table:table-cell table:style-name="TableCell154">
            <text:p text:style-name="P155"><text:span text:style-name="T156">Search average time (ms)</text:span></text:p>
          </table:table-cell>
          <table:table-cell table:style-name="TableCell157">
            <text:p text:style-name="P158"><text:span text:style-name="T159">2.4922</text:span></text:p>
          </table:table-cell>
          <table:table-cell table:style-name="TableCell160">
            <text:p text:style-name="P161"><text:span text:style-name="T162">1.2959</text:span></text:p>
          </table:table-cell>
          <table:table-cell table:style-name="TableCell163">
            <text:p text:style-name="P164"><text:span text:style-name="T165">1.3966</text:span></text:p>
          </table:table-cell>
          <table:table-cell table:style-name="TableCell166">
            <text:p text:style-name="P167"><text:span text:style-name="T168">0.7987</text:span></text:p>
          </table:table-cell>
          <table:table-cell table:style-name="TableCell169">
            <text:p text:style-name="P170"><text:span text:style-name="T171">0.9889</text:span></text:p>
          </table:table-cell>
          <table:table-cell table:style-name="TableCell172">
            <text:p text:style-name="P173"><text:span text:style-name="T174">0.7948</text:span></text:p>
          </table:table-cell>
          <table:table-cell table:style-name="TableCell175">
            <text:p text:style-name="P176"><text:span text:style-name="T177">2.0884</text:span></text:p>
          </table:table-cell>
          <table:table-cell table:style-name="TableCell178">
            <text:p text:style-name="P179"><text:span text:style-name="T180">0.8965</text:span></text:p>
          </table:table-cell>
        </table:table-row>
      </table:table>
      <text:p text:style-name="P181"/>
      <text:p text:style-name="P182"/>
      <text:p text:style-name="P183"><text:span text:style-name="T184">Différence entre les fonctions :</text:span></text:p>
      <text:p text:style-name="P185"><text:span text:style-name="T186">Avantage :</text:span></text:p>
      <text:p text:style-name="P187"><text:span text:style-name="T188">Inconvénient :</text:span></text:p>
      <text:p text:style-name="P189"><text:span text:style-name="T190">Point de vue (plus/moins adaptées à ce jeu de donnée) :<text:s/></text:span></text:p>
      <text:p text:style-name="P191"/>
      <text:p text:style-name="P192"/>
      <text:p text:style-name="P193"><text:span text:style-name="T194">Vous êtes bien entendu autorisés (et même encouragés) à ajouter d’autres classes,</text:span><text:span text:style-name="T195"><text:s/></text:span><text:span text:style-name="T196">implémentant d’autres types de fonctions de hachage ou d’autres indicateurs statistiques et</text:span><text:span text:style-name="T197"><text:s/></text:span><text:span text:style-name="T198">de les intégrer à votre discussion. La classe<text:s/></text:span><text:span text:style-name="T199">DirectoryWithoutAVS<text:s/></text:span><text:span text:style-name="T200">fait partie de la</text:span><text:span text:style-name="T201"><text:s/></text:span><text:span text:style-name="T202">seconde partie et n’a pas besoin d’être intégrée à votre discussion.</text:span></text:p>
      <text:p text:style-name="Normal"/>
      <text:p text:style-name="P203">Questions</text:p>
      <text:p text:style-name="P204"><text:span text:style-name="T205">1. Quelle est la valeur par défaut du<text:s/></text:span><text:span text:style-name="T206">max_load_factor<text:s/></text:span><text:span text:style-name="T207">pour l’implémentation de</text:span><text:span text:style-name="T208"><text:s/>l</text:span><text:span text:style-name="T209">’</text:span><text:span text:style-name="T210">unordered_map<text:s/></text:span><text:span text:style-name="T211">fournie par la<text:s/></text:span><text:span text:style-name="T212">STL<text:s/></text:span><text:span text:style-name="T213">?</text:span><text:span text:style-name="T214"><text:s/></text:span><text:span text:style-name="T215">« </text:span><text:span text:style-name="T216">By default, </text:span><text:a xlink:href="http://www.cplusplus.com/unordered_map" office:target-frame-name="_top" xlink:show="replace"><text:span text:style-name="T217">unordered_map</text:span></text:a><text:span text:style-name="T218"> containers have a </text:span><text:span text:style-name="T219">max_load_factor</text:span><text:span text:style-name="T220"> of </text:span><text:span text:style-name="T221">1.0</text:span><text:span text:style-name="T222">. »</text:span></text:p>
      <text:p text:style-name="P223">2. Comment est-ce que les collisions sont gérées dans cette implémentation ?</text:p>
      <text:p text:style-name="Normal"><text:span text:style-name="T224">3. Quelle est la valeur conseillée pour ce type de résolution des collisions 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ourierNewPSMT" svg:font-family="CourierNewPSMT" style:font-family-generic="modern" svg:panose-1="0 0 0 0 0 0 0 0 0 0"/>
    <style:font-face style:name="Calibri-Bold" svg:font-family="Calibri-Bold" style:font-family-generic="system" svg:panose-1="0 0 0 0 0 0 0 0 0 0"/>
    <style:font-face style:name="Consolas" svg:font-family="Consolas" style:font-family-generic="modern" style:font-pitch="fixed" svg:panose-1="2 11 6 9 2 2 4 3 2 4"/>
    <style:font-face style:name="Calibri-Italic" svg:font-family="Calibri-Italic" style:font-family-generic="system" svg:panose-1="0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md-end-block" style:display-name="md-end-block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CH" fo:hyphenate="true"/>
    </style:style>
    <style:style style:name="md-plain" style:display-name="md-plain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MachineàécrireHTML" style:display-name="Machine à écrir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nc Jean-Luc</meta:initial-creator>
    <dc:creator>Dössegger Gwendoline</dc:creator>
    <meta:creation-date>2019-12-06T14:34:00Z</meta:creation-date>
    <dc:date>2019-12-06T15:22:00Z</dc:date>
    <meta:template xlink:href="Normal.dotm" xlink:type="simple"/>
    <meta:editing-cycles>7</meta:editing-cycles>
    <meta:editing-duration>PT2880S</meta:editing-duration>
    <meta:document-statistic meta:page-count="1" meta:paragraph-count="2" meta:word-count="218" meta:character-count="1420" meta:row-count="10" meta:non-whitespace-character-count="1204"/>
  </office:meta>
</office:document-meta>
</file>